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ef24f"/>
    </style:style>
    <style:style style:name="P5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bf95" officeooo:paragraph-rsid="0030bf95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e0ca" officeooo:paragraph-rsid="0030e0ca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ef24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0bf9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bf95" style:text-blinking="false" fo:background-color="transparent" loext:char-shading-value="0" style:font-size-asian="14pt" style:font-weight-asian="bold" style:font-size-complex="14pt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ctividad</text:span><text:span text:style-name="T4"> </text:span><text:span text:style-name="T6">7</text:span><text:span text:style-name="T4">.</text:span><text:span text:style-name="T6">2</text:span><text:span text:style-name="T4">. </text:span><text:span text:style-name="T6">Tengo envido</text:span></text:p>
      <text:p text:style-name="P6">Al igual que en una de las actividades anteriores, volvemos a tener 2 cartas en la mano, de las cuales sabemos que tienen el mismo palo y que no son figuras. El objetivo es, al igual que antes, calcular el envido. Pero esta vez no contamos con las mismas primitivas... ¡A indagar!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">Pastilla: </text:span><text:span text:style-name="T2">¿Cómo </text:span><text:span text:style-name="T3">recordar los valores mientras me muevo</text:span><text:span text:style-name="T2">?</text:span></text:p>
            <text:p text:style-name="P7">Debería haber alguna primitiva nueva y algún dato nuevo...</text:p>
          </table:table-cell>
        </table:table-row>
      </table:table>
      <text:p text:style-name="P2"/>
      <text:list xml:id="list7542524059024636380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3T16:51:42.598000000</dc:date>
    <meta:editing-duration>PT32M24S</meta:editing-duration>
    <meta:editing-cycles>31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4" meta:word-count="73" meta:character-count="420" meta:non-whitespace-character-count="351"/>
  </office:meta>
</office:document-meta>
</file>